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1.208cm"/>
    </style:style>
    <style:style style:name="co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7.184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15.358cm"/>
    </style:style>
    <style:style style:name="ro4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7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ext-properties style:text-position="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009933" fo:font-size="15pt" style:font-size-asian="15pt" style:font-size-complex="15pt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0000ff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8" table:default-cell-style-name="Default"/>
        <table:table-row table:style-name="ro1">
          <table:table-cell table:style-name="ce3" office:value-type="string" calcext:value-type="string">
            <text:p>Workout (1 hour Everday)</text:p>
          </table:table-cell>
          <table:table-cell table:style-name="ce12" office:value-type="string" calcext:value-type="string">
            <text:p>Time (Hrs)</text:p>
          </table:table-cell>
          <table:table-cell table:style-name="ce12" office:value-type="string" calcext:value-type="string">
            <text:p>Date</text:p>
          </table:table-cell>
          <table:table-cell table:style-name="ce24" office:value-type="string" calcext:value-type="string">
            <text:p>Comments (What u have Done)</text:p>
          </table:table-cell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21/07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2" calcext:value-type="date">
            <text:p>42938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0" calcext:value-type="float">
            <text:p>0</text:p>
          </table:table-cell>
          <table:table-cell table:style-name="ce16" office:value-type="date" office:date-value="2017-07-23" calcext:value-type="date">
            <text:p>42939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4" calcext:value-type="date">
            <text:p>42940</text:p>
          </table:table-cell>
          <table:table-cell table:style-name="ce11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5" calcext:value-type="date">
            <text:p>42941</text:p>
          </table:table-cell>
          <table:table-cell table:style-name="ce11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6" calcext:value-type="date">
            <text:p>42942</text:p>
          </table:table-cell>
          <table:table-cell table:style-name="ce11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date" office:date-value="2017-07-27" calcext:value-type="date">
            <text:p>42943</text:p>
          </table:table-cell>
          <table:table-cell table:style-name="ce11"/>
        </table:table-row>
        <table:table-row table:style-name="ro3">
          <table:table-cell table:style-name="ce7" office:value-type="string" calcext:value-type="string" table:number-columns-spanned="4" table:number-rows-spanned="1">
            <text:p>Week-2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28/07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29" calcext:value-type="date">
            <text:p>42945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0" calcext:value-type="float">
            <text:p>0</text:p>
          </table:table-cell>
          <table:table-cell table:style-name="ce16" office:value-type="date" office:date-value="2017-07-30" calcext:value-type="date">
            <text:p>42946</text:p>
          </table:table-cell>
          <table:table-cell table:style-name="ce11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7-31" calcext:value-type="date">
            <text:p>42947</text:p>
          </table:table-cell>
          <table:table-cell table:style-name="ce11"/>
        </table:table-row>
        <table:table-row table:style-name="ro3">
          <table:table-cell table:style-name="ce4" office:value-type="string" calcext:value-type="string">
            <text:p>Running for 20 mins (7.1 speed); pullups (10 to 1) ; pushups (20)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7-08-01" calcext:value-type="date">
            <text:p>42948</text:p>
          </table:table-cell>
          <table:table-cell table:style-name="ce11" office:value-type="string" calcext:value-type="string">
            <text:p>done</text:p>
          </table:table-cell>
        </table:table-row>
        <table:table-row table:style-name="ro3">
          <table:table-cell table:style-name="ce4" office:value-type="string" calcext:value-type="string">
            <text:p>Running for 20 mins </text:p>
          </table:table-cell>
          <table:table-cell table:style-name="ce13" office:value-type="string" calcext:value-type="string">
            <text:p>45 mins</text:p>
          </table:table-cell>
          <table:table-cell table:style-name="ce16" office:value-type="date" office:date-value="2017-08-02" calcext:value-type="date">
            <text:p>42949</text:p>
          </table:table-cell>
          <table:table-cell table:style-name="ce11" office:value-type="string" calcext:value-type="string">
            <text:p>only Cardio</text:p>
          </table:table-cell>
        </table:table-row>
        <table:table-row table:style-name="ro3">
          <table:table-cell table:style-name="ce4" office:value-type="string" calcext:value-type="string">
            <text:p>Running for 20 mins (7.1 speed); pullups (10 to 1) ; pushups (20)</text:p>
          </table:table-cell>
          <table:table-cell table:style-name="ce13" office:value-type="string" calcext:value-type="string">
            <text:p>45 mins</text:p>
          </table:table-cell>
          <table:table-cell table:style-name="ce19" office:value-type="date" office:date-value="2017-08-03" calcext:value-type="date">
            <text:p>42950</text:p>
          </table:table-cell>
          <table:table-cell table:style-name="ce11" office:value-type="string" calcext:value-type="string">
            <text:p>only Cardio</text:p>
          </table:table-cell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 office:value-type="string" calcext:value-type="string">
            <text:p>Running for 20 mins ; pushups (20)</text:p>
          </table:table-cell>
          <table:table-cell table:style-name="ce13" office:value-type="string" calcext:value-type="string">
            <text:p>50 mins</text:p>
          </table:table-cell>
          <table:table-cell table:style-name="ce16" office:value-type="string" calcext:value-type="string">
            <text:p>04/08/2017 (Fri)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5" calcext:value-type="date">
            <text:p>42952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6" calcext:value-type="date">
            <text:p>42953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7" calcext:value-type="date">
            <text:p>42954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8" calcext:value-type="date">
            <text:p>42955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09" calcext:value-type="date">
            <text:p>42956</text:p>
          </table:table-cell>
          <table:table-cell table:style-name="ce11"/>
        </table:table-row>
        <table:table-row table:style-name="ro3">
          <table:table-cell table:style-name="ce9"/>
          <table:table-cell table:style-name="ce14"/>
          <table:table-cell table:style-name="ce20" office:value-type="date" office:date-value="2017-08-10" calcext:value-type="date">
            <text:p>42957</text:p>
          </table:table-cell>
          <table:table-cell table:style-name="ce25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)</text:p>
          </table:table-cell>
          <table:covered-table-cell table:number-columns-repeated="2" table:style-name="ce13"/>
          <table:covered-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1" calcext:value-type="date">
            <text:p>42958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string" calcext:value-type="string">
            <text:p>12/08/2017 (Sat)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4" calcext:value-type="date">
            <text:p>42961</text:p>
          </table:table-cell>
          <table:table-cell table:style-name="ce11"/>
        </table:table-row>
        <table:table-row table:style-name="ro3">
          <table:table-cell table:style-name="ce4"/>
          <table:table-cell table:style-name="ce13"/>
          <table:table-cell table:style-name="ce16" office:value-type="date" office:date-value="2017-08-15" calcext:value-type="date">
            <text:p>42962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16" calcext:value-type="date">
            <text:p>42963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21" office:value-type="date" office:date-value="2017-08-17" calcext:value-type="date">
            <text:p>42964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Default"/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)</text:p>
          </table:table-cell>
          <table:covered-table-cell table:style-name="ce4"/>
          <table:covered-table-cell table:style-name="ce13"/>
          <table:covered-table-cell table:style-name="ce11"/>
        </table:table-row>
        <table:table-row table:style-name="ro3">
          <table:table-cell table:style-name="ce4" table:number-columns-repeated="2"/>
          <table:table-cell table:style-name="ce16" office:value-type="string" calcext:value-type="string">
            <text:p>18/08/2017 (Fri)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19" calcext:value-type="date">
            <text:p>42966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0" calcext:value-type="date">
            <text:p>42967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1" calcext:value-type="date">
            <text:p>42968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2" calcext:value-type="date">
            <text:p>42969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3" calcext:value-type="date">
            <text:p>42970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4" calcext:value-type="date">
            <text:p>42971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4"/>
          <table:covered-table-cell table:style-name="ce13"/>
          <table:covered-table-cell table:style-name="ce11"/>
        </table:table-row>
        <table:table-row table:style-name="ro3">
          <table:table-cell table:style-name="ce4" table:number-columns-repeated="2"/>
          <table:table-cell table:style-name="ce16" office:value-type="string" calcext:value-type="string">
            <text:p>25/08/2017 (Fri)</text:p>
          </table:table-cell>
          <table:table-cell table:style-name="ce11"/>
        </table:table-row>
        <table:table-row table:style-name="ro3">
          <table:table-cell table:style-name="ce4" table:number-columns-repeated="2"/>
          <table:table-cell table:style-name="ce16" office:value-type="date" office:date-value="2017-08-26" calcext:value-type="date">
            <text:p>4297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7" calcext:value-type="date">
            <text:p>4297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8" calcext:value-type="date">
            <text:p>4297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29" calcext:value-type="date">
            <text:p>4297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30" calcext:value-type="date">
            <text:p>4297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8-31" calcext:value-type="date">
            <text:p>42978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1/09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2" calcext:value-type="date">
            <text:p>4298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3" calcext:value-type="date">
            <text:p>4298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4" calcext:value-type="date">
            <text:p>4298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5" calcext:value-type="date">
            <text:p>4298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6" calcext:value-type="date">
            <text:p>4298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07" calcext:value-type="date">
            <text:p>42985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5"/>
          <table:covered-table-cell table:style-name="ce22"/>
          <table:covered-table-cell table:style-name="ce15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8/09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9/09/2017 (sat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3"/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1" calcext:value-type="date">
            <text:p>4298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2" calcext:value-type="date">
            <text:p>4299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3" calcext:value-type="date">
            <text:p>4299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21" office:value-type="date" office:date-value="2017-09-14" calcext:value-type="date">
            <text:p>42992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5" calcext:value-type="date">
            <text:p>4299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6" calcext:value-type="date">
            <text:p>4299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7" calcext:value-type="date">
            <text:p>4299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8" calcext:value-type="date">
            <text:p>4299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19" calcext:value-type="date">
            <text:p>4299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0" calcext:value-type="date">
            <text:p>4299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1" calcext:value-type="date">
            <text:p>42999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2/09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3" calcext:value-type="date">
            <text:p>4300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4" calcext:value-type="date">
            <text:p>4300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5" calcext:value-type="date">
            <text:p>4300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6" calcext:value-type="date">
            <text:p>4300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7" calcext:value-type="date">
            <text:p>4300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8" calcext:value-type="date">
            <text:p>43006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29" calcext:value-type="date">
            <text:p>4300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09-30" calcext:value-type="date">
            <text:p>4300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1" calcext:value-type="date">
            <text:p>4300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2" calcext:value-type="date">
            <text:p>4301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3" calcext:value-type="date">
            <text:p>4301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4" calcext:value-type="date">
            <text:p>4301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5" calcext:value-type="date">
            <text:p>43013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5"/>
          <table:covered-table-cell table:style-name="ce22"/>
          <table:covered-table-cell table:style-name="ce15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6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7" calcext:value-type="date">
            <text:p>4301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3"/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09" calcext:value-type="date">
            <text:p>4301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0" calcext:value-type="date">
            <text:p>4301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1" calcext:value-type="date">
            <text:p>4301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21" office:value-type="date" office:date-value="2017-10-12" calcext:value-type="date">
            <text:p>43020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1 (Super Specific Goal : Solve all problems in chapter-2)</text:p>
          </table:table-cell>
          <table:covered-table-cell table:style-name="ce11"/>
          <table:covered-table-cell table:style-name="ce13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13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4" calcext:value-type="date">
            <text:p>4302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5" calcext:value-type="date">
            <text:p>4302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6" calcext:value-type="date">
            <text:p>43024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7" calcext:value-type="date">
            <text:p>4302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8" calcext:value-type="date">
            <text:p>4302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19" calcext:value-type="date">
            <text:p>43027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2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0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1" calcext:value-type="date">
            <text:p>4302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2" calcext:value-type="date">
            <text:p>4303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3" calcext:value-type="date">
            <text:p>43031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4" calcext:value-type="date">
            <text:p>43032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5" calcext:value-type="date">
            <text:p>43033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6" calcext:value-type="date">
            <text:p>43034</text:p>
          </table:table-cell>
          <table:table-cell table:style-name="ce11"/>
        </table:table-row>
        <table:table-row table:style-name="ro3">
          <table:table-cell table:style-name="ce8" office:value-type="string" calcext:value-type="string" table:number-columns-spanned="4" table:number-rows-spanned="1">
            <text:p>Week-3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27/10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8" calcext:value-type="date">
            <text:p>4303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29" calcext:value-type="date">
            <text:p>4303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30" calcext:value-type="date">
            <text:p>43038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0-31" calcext:value-type="date">
            <text:p>43039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1" calcext:value-type="date">
            <text:p>43040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2" calcext:value-type="date">
            <text:p>43041</text:p>
          </table:table-cell>
          <table:table-cell table:style-name="ce11"/>
        </table:table-row>
        <table:table-row table:style-name="ro3">
          <table:table-cell table:style-name="ce10" office:value-type="string" calcext:value-type="string" table:number-columns-spanned="4" table:number-rows-spanned="1">
            <text:p>Week-4 (Super Specific Goal : Solve all problems in chapter-2)</text:p>
          </table:table-cell>
          <table:covered-table-cell table:style-name="ce11"/>
          <table:covered-table-cell table:style-name="ce16"/>
          <table:covered-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3/11/2017 (Fri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string" calcext:value-type="string">
            <text:p>04/11/2017 (sat)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6" calcext:value-type="date">
            <text:p>43045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7" calcext:value-type="date">
            <text:p>43046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16" office:value-type="date" office:date-value="2017-11-08" calcext:value-type="date">
            <text:p>43047</text:p>
          </table:table-cell>
          <table:table-cell table:style-name="ce11"/>
        </table:table-row>
        <table:table-row table:style-name="ro3">
          <table:table-cell table:style-name="ce11" table:number-columns-repeated="2"/>
          <table:table-cell table:style-name="ce21" office:value-type="date" office:date-value="2017-11-09" calcext:value-type="date">
            <text:p>43048</text:p>
          </table:table-cell>
          <table:table-cell table:style-name="ce11"/>
        </table:table-row>
        <table:table-row table:style-name="ro3" table:number-rows-repeated="77">
          <table:table-cell table:style-name="ce11" table:number-columns-repeated="2"/>
          <table:table-cell table:style-name="ce13"/>
          <table:table-cell table:style-name="ce11"/>
        </table:table-row>
        <table:table-row table:style-name="ro3" table:number-rows-repeated="3">
          <table:table-cell table:number-columns-repeated="2"/>
          <table:table-cell table:style-name="ce13"/>
          <table:table-cell/>
        </table:table-row>
        <table:table-row table:style-name="ro5" table:number-rows-repeated="104836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3" table:style-name="ta1">
        <table:table-column table:style-name="co7" table:default-cell-style-name="ce18"/>
        <table:table-column table:style-name="co6" table:number-columns-repeated="15" table:default-cell-style-name="ce18"/>
        <table:table-row table:style-name="ro4">
          <table:table-cell table:style-name="ce17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 table:number-rows-repeated="208">
          <table:table-cell table:number-columns-repeated="16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9:42:02.444503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8-04T19:43:33.526504055</dc:date>
    <meta:editing-duration>PT3H21M19S</meta:editing-duration>
    <meta:editing-cycles>375</meta:editing-cycles>
    <meta:generator>LibreOffice/4.2.3.3$Linux_X86_64 LibreOffice_project/420m0$Build-3</meta:generator>
    <meta:document-statistic meta:table-count="2" meta:cell-count="156" meta:object-count="0"/>
  </office:meta>
</office:document-meta>
</file>